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20pt" officeooo:rsid="001f5c27" officeooo:paragraph-rsid="001f5c27" style:font-size-asian="17.5pt" style:font-size-complex="20pt"/>
    </style:style>
    <style:style style:name="P2" style:family="paragraph" style:parent-style-name="Standard">
      <style:paragraph-properties fo:text-align="end" style:justify-single-word="false"/>
      <style:text-properties officeooo:rsid="001f5c27" officeooo:paragraph-rsid="001f5c27"/>
    </style:style>
    <style:style style:name="P3" style:family="paragraph" style:parent-style-name="Standard">
      <style:paragraph-properties fo:text-align="center" style:justify-single-word="false"/>
      <style:text-properties fo:font-size="40pt" officeooo:rsid="001f5c27" officeooo:paragraph-rsid="001f5c27" style:font-size-asian="40pt" style:font-size-complex="40pt"/>
    </style:style>
    <style:style style:name="P4" style:family="paragraph" style:parent-style-name="Standard">
      <style:paragraph-properties fo:text-align="start" style:justify-single-word="false"/>
      <style:text-properties fo:font-size="22pt" officeooo:rsid="001f5c27" officeooo:paragraph-rsid="001f5c27" style:font-size-asian="22pt" style:font-size-complex="22pt"/>
    </style:style>
    <style:style style:name="P5" style:family="paragraph" style:parent-style-name="Standard">
      <style:paragraph-properties fo:text-align="start" style:justify-single-word="false"/>
      <style:text-properties fo:font-size="22pt" officeooo:rsid="001f5c27" officeooo:paragraph-rsid="0022d6fb" style:font-size-asian="22pt" style:font-size-complex="22pt"/>
    </style:style>
    <style:style style:name="P6" style:family="paragraph" style:parent-style-name="Standard">
      <style:paragraph-properties fo:text-align="center" style:justify-single-word="false"/>
      <style:text-properties fo:font-size="22pt" officeooo:rsid="001f5c27" officeooo:paragraph-rsid="001f5c27" style:font-size-asian="22pt" style:font-size-complex="22pt"/>
    </style:style>
    <style:style style:name="P7" style:family="paragraph" style:parent-style-name="Standard">
      <style:paragraph-properties fo:text-align="center" style:justify-single-word="false"/>
      <style:text-properties fo:font-size="22pt" officeooo:rsid="001f5c27" officeooo:paragraph-rsid="0022d6fb" style:font-size-asian="22pt" style:font-size-complex="22pt"/>
    </style:style>
    <style:style style:name="P8" style:family="paragraph" style:parent-style-name="Standard">
      <style:paragraph-properties fo:text-align="end" style:justify-single-word="false"/>
      <style:text-properties fo:font-size="22pt" officeooo:rsid="001f5c27" officeooo:paragraph-rsid="001f5c27" style:font-size-asian="22pt" style:font-size-complex="22pt"/>
    </style:style>
    <style:style style:name="P9" style:family="paragraph" style:parent-style-name="Standard">
      <style:paragraph-properties fo:text-align="end" style:justify-single-word="false"/>
      <style:text-properties fo:font-size="16pt" officeooo:rsid="001f5c27" officeooo:paragraph-rsid="001f5c27" style:font-size-asian="16pt" style:font-size-complex="16pt"/>
    </style:style>
    <style:style style:name="P10" style:family="paragraph" style:parent-style-name="Standard">
      <style:paragraph-properties fo:text-align="end" style:justify-single-word="false"/>
      <style:text-properties fo:font-size="16pt" officeooo:rsid="001f5c27" officeooo:paragraph-rsid="0025a3dd" style:font-size-asian="16pt" style:font-size-complex="16pt" loext:padding="0in" loext:border="none"/>
    </style:style>
    <style:style style:name="P11" style:family="paragraph" style:parent-style-name="Standard">
      <style:paragraph-properties fo:text-align="end" style:justify-single-word="false"/>
      <style:text-properties officeooo:paragraph-rsid="001f5c27"/>
    </style:style>
    <style:style style:name="P12" style:family="paragraph" style:parent-style-name="Standard">
      <style:paragraph-properties fo:text-align="start" style:justify-single-word="false"/>
      <style:text-properties fo:font-size="14pt" officeooo:rsid="001f5c27" officeooo:paragraph-rsid="001f5c27" style:font-size-asian="12.25pt" style:font-size-complex="14pt"/>
    </style:style>
    <style:style style:name="P13" style:family="paragraph" style:parent-style-name="Standard">
      <style:paragraph-properties fo:text-align="start" style:justify-single-word="false"/>
      <style:text-properties fo:font-size="14pt" officeooo:rsid="0022d6fb" officeooo:paragraph-rsid="0022d6fb" style:font-size-asian="12.25pt" style:font-size-complex="14pt"/>
    </style:style>
    <style:style style:name="P14" style:family="paragraph" style:parent-style-name="Standard">
      <style:paragraph-properties fo:text-align="start" style:justify-single-word="false"/>
      <style:text-properties fo:font-size="14pt" officeooo:rsid="0026a6de" officeooo:paragraph-rsid="0026a6de" style:font-size-asian="12.25pt" style:font-size-complex="14pt"/>
    </style:style>
    <style:style style:name="P15" style:family="paragraph" style:parent-style-name="Standard">
      <style:paragraph-properties fo:text-align="start" style:justify-single-word="false"/>
      <style:text-properties fo:font-size="14pt" officeooo:rsid="002418e9" officeooo:paragraph-rsid="0022d6fb" style:font-size-asian="12.25pt" style:font-size-complex="14pt"/>
    </style:style>
    <style:style style:name="P16" style:family="paragraph" style:parent-style-name="Standard">
      <style:paragraph-properties fo:text-align="start" style:justify-single-word="false"/>
      <style:text-properties fo:font-size="14pt" officeooo:paragraph-rsid="001f5c27" style:font-size-asian="14pt" style:font-size-complex="14pt"/>
    </style:style>
    <style:style style:name="P17" style:family="paragraph" style:parent-style-name="Standard">
      <style:paragraph-properties fo:text-align="start" style:justify-single-word="false"/>
      <style:text-properties fo:font-size="14pt" officeooo:rsid="001f5c27" officeooo:paragraph-rsid="001f5c27" style:font-size-asian="14pt" style:font-size-complex="14pt"/>
    </style:style>
    <style:style style:name="P18" style:family="paragraph" style:parent-style-name="Standard">
      <style:paragraph-properties fo:text-align="start" style:justify-single-word="false"/>
      <style:text-properties fo:font-size="14pt" style:text-underline-style="none" fo:font-weight="normal" officeooo:rsid="00203b8d" officeooo:paragraph-rsid="00203b8d"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204249" officeooo:paragraph-rsid="00204249"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22cc5a" officeooo:paragraph-rsid="0022cc5a"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22d6fb" officeooo:paragraph-rsid="0022cc5a"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22d6fb" officeooo:paragraph-rsid="0022d6fb"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size="14pt" style:text-underline-style="none" fo:font-weight="bold" officeooo:rsid="00203b8d" officeooo:paragraph-rsid="00203b8d"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4pt" fo:font-style="normal" style:text-underline-style="none" fo:font-weight="normal" officeooo:rsid="0022d6fb" officeooo:paragraph-rsid="0022d6fb"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normal" officeooo:rsid="002418e9" officeooo:paragraph-rsid="002418e9"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2abc1d" officeooo:paragraph-rsid="002abc1d"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style:text-underline-style="solid" style:text-underline-width="auto" style:text-underline-color="font-color" fo:font-weight="bold" officeooo:rsid="0022cc5a" officeooo:paragraph-rsid="0022cc5a"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22d6fb" officeooo:paragraph-rsid="0022d6fb" style:font-size-asian="12.25pt" style:font-style-asian="italic" style:font-weight-asian="bold" style:font-size-complex="14pt" style:font-style-complex="italic" style:font-weight-complex="bold"/>
    </style:style>
    <style:style style:name="P29" style:family="paragraph" style:parent-style-name="Standard">
      <style:paragraph-properties fo:text-align="end" style:justify-single-word="false"/>
      <style:text-properties fo:font-size="12pt" fo:font-style="italic" style:text-underline-style="none" fo:font-weight="normal" officeooo:rsid="00283167" officeooo:paragraph-rsid="00283167" style:font-size-asian="10.5pt" style:font-style-asian="italic" style:font-weight-asian="normal" style:font-size-complex="12pt" style:font-style-complex="italic" style:font-weight-complex="normal"/>
    </style:style>
    <style:style style:name="P30" style:family="paragraph" style:parent-style-name="Standard" style:list-style-name="L1">
      <style:paragraph-properties fo:text-align="start" style:justify-single-word="false"/>
      <style:text-properties fo:font-size="14pt" style:text-underline-style="none" fo:font-weight="normal" officeooo:rsid="001f5c27" officeooo:paragraph-rsid="001f5c27" style:font-size-asian="12.25pt" style:font-weight-asian="normal" style:font-size-complex="14pt" style:font-weight-complex="normal"/>
    </style:style>
    <style:style style:name="P31" style:family="paragraph" style:parent-style-name="Standard" style:list-style-name="L1">
      <style:paragraph-properties fo:text-align="start" style:justify-single-word="false"/>
      <style:text-properties fo:font-size="14pt" style:text-underline-style="none" fo:font-weight="normal" officeooo:rsid="001f5c27" officeooo:paragraph-rsid="001f5c27" style:font-size-asian="14pt" style:font-weight-asian="normal" style:font-size-complex="14pt" style:font-weight-complex="normal"/>
    </style:style>
    <style:style style:name="P32" style:family="paragraph" style:parent-style-name="Standard" style:list-style-name="L2">
      <style:paragraph-properties fo:text-align="start" style:justify-single-word="false"/>
      <style:text-properties fo:font-size="14pt" style:text-underline-style="none" fo:font-weight="normal" officeooo:rsid="0022cc5a" officeooo:paragraph-rsid="0022cc5a" style:font-size-asian="14pt" style:font-weight-asian="normal" style:font-size-complex="14pt" style:font-weight-complex="normal"/>
    </style:style>
    <style:style style:name="P33" style:family="paragraph" style:parent-style-name="Standard" style:list-style-name="L2">
      <style:paragraph-properties fo:text-align="start" style:justify-single-word="false"/>
      <style:text-properties fo:font-size="14pt" style:text-underline-style="none" fo:font-weight="normal" officeooo:rsid="00203b8d" officeooo:paragraph-rsid="00203b8d" style:font-size-asian="14pt" style:font-weight-asian="normal" style:font-size-complex="14pt" style:font-weight-complex="normal"/>
    </style:style>
    <style:style style:name="P34" style:family="paragraph" style:parent-style-name="Standard" style:list-style-name="L2">
      <style:paragraph-properties fo:text-align="start" style:justify-single-word="false"/>
      <style:text-properties fo:font-size="14pt" style:text-underline-style="none" fo:font-weight="normal" officeooo:rsid="00203b8d" officeooo:paragraph-rsid="0022cc5a" style:font-size-asian="14pt" style:font-weight-asian="normal" style:font-size-complex="14pt" style:font-weight-complex="normal"/>
    </style:style>
    <style:style style:name="P35" style:family="paragraph" style:parent-style-name="Standard" style:list-style-name="L2">
      <style:paragraph-properties fo:text-align="start" style:justify-single-word="false"/>
      <style:text-properties fo:font-size="14pt" style:text-underline-style="none" fo:font-weight="normal" officeooo:rsid="00203b8d" officeooo:paragraph-rsid="0022d6fb" style:font-size-asian="14pt" style:font-weight-asian="normal" style:font-size-complex="14pt" style:font-weight-complex="normal"/>
    </style:style>
    <style:style style:name="P36" style:family="paragraph" style:parent-style-name="Standard" style:list-style-name="L2">
      <style:paragraph-properties fo:text-align="start" style:justify-single-word="false"/>
      <style:text-properties fo:font-size="14pt" style:text-underline-style="none" fo:font-weight="normal" officeooo:rsid="00204249" officeooo:paragraph-rsid="00204249" style:font-size-asian="14pt" style:font-weight-asian="normal" style:font-size-complex="14pt" style:font-weight-complex="normal"/>
    </style:style>
    <style:style style:name="P37" style:family="paragraph" style:parent-style-name="Standard" style:list-style-name="L2">
      <style:paragraph-properties fo:text-align="start" style:justify-single-word="false"/>
      <style:text-properties fo:font-size="14pt" style:text-underline-style="none" fo:font-weight="normal" officeooo:rsid="00204249" officeooo:paragraph-rsid="0022d6fb" style:font-size-asian="14pt" style:font-weight-asian="normal" style:font-size-complex="14pt" style:font-weight-complex="normal"/>
    </style:style>
    <style:style style:name="P38" style:family="paragraph" style:parent-style-name="Standard" style:list-style-name="L2">
      <style:paragraph-properties fo:text-align="start" style:justify-single-word="false"/>
      <style:text-properties fo:font-size="14pt" style:text-underline-style="none" fo:font-weight="normal" officeooo:rsid="00204249" officeooo:paragraph-rsid="002418e9" style:font-size-asian="14pt" style:font-weight-asian="normal" style:font-size-complex="14pt" style:font-weight-complex="normal"/>
    </style:style>
    <style:style style:name="P39" style:family="paragraph" style:parent-style-name="Standard" style:list-style-name="L1">
      <style:paragraph-properties fo:text-align="start" style:justify-single-word="false"/>
      <style:text-properties fo:font-size="14pt" officeooo:paragraph-rsid="001f5c27" style:font-size-asian="14pt" style:font-size-complex="14pt"/>
    </style:style>
    <style:style style:name="P40" style:family="paragraph" style:parent-style-name="Standard" style:list-style-name="L1">
      <style:paragraph-properties fo:text-align="start" style:justify-single-word="false"/>
      <style:text-properties fo:font-size="14pt" officeooo:rsid="001f5c27" officeooo:paragraph-rsid="001f5c27" style:font-size-asian="14pt" style:font-size-complex="14pt"/>
    </style:style>
    <style:style style:name="T1" style:family="text">
      <style:text-properties loext:padding="0in" loext:border="none"/>
    </style:style>
    <style:style style:name="T2" style:family="text">
      <style:text-properties fo:font-size="16pt" officeooo:rsid="001f5c27" style:font-size-asian="16pt" style:font-size-complex="16pt"/>
    </style:style>
    <style:style style:name="T3" style:family="text">
      <style:text-properties fo:font-size="16pt" style:font-size-asian="16pt" style:font-size-complex="16pt" loext:padding="0in" loext:border="none"/>
    </style:style>
    <style:style style:name="T4"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203b8d" style:font-weight-asian="bold" style:font-weight-complex="bold"/>
    </style:style>
    <style:style style:name="T7" style:family="text">
      <style:text-properties style:text-underline-style="solid" style:text-underline-width="auto" style:text-underline-color="font-color" fo:font-weight="bold" officeooo:rsid="0022d6fb" style:font-weight-asian="bold" style:font-weight-complex="bold"/>
    </style:style>
    <style:style style:name="T8" style:family="text">
      <style:text-properties style:text-underline-style="none" fo:font-weight="normal" officeooo:rsid="001f5c27" style:font-weight-asian="normal" style:font-weight-complex="normal"/>
    </style:style>
    <style:style style:name="T9" style:family="text">
      <style:text-properties officeooo:rsid="00203b8d"/>
    </style:style>
    <style:style style:name="T10" style:family="text">
      <style:text-properties officeooo:rsid="00204249"/>
    </style:style>
    <style:style style:name="T11" style:family="text">
      <style:text-properties officeooo:rsid="0022cc5a"/>
    </style:style>
    <style:style style:name="T12" style:family="text">
      <style:text-properties officeooo:rsid="0022d6fb"/>
    </style:style>
    <style:style style:name="T13" style:family="text">
      <style:text-properties officeooo:rsid="0022d6fb" style:font-size-asian="12.25pt"/>
    </style:style>
    <style:style style:name="T14" style:family="text">
      <style:text-properties fo:font-style="italic" style:font-style-asian="italic" style:font-style-complex="italic"/>
    </style:style>
    <style:style style:name="T15" style:family="text">
      <style:text-properties fo:font-style="italic" officeooo:rsid="002418e9"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2418e9" style:font-style-asian="normal" style:font-style-complex="normal"/>
    </style:style>
    <style:style style:name="T18" style:family="text">
      <style:text-properties officeooo:rsid="002418e9"/>
    </style:style>
    <style:style style:name="T19" style:family="text">
      <style:text-properties officeooo:rsid="0025a3dd"/>
    </style:style>
    <style:style style:name="T20" style:family="text">
      <style:text-properties officeooo:rsid="002abc1d"/>
    </style:style>
    <style:style style:name="T21" style:family="text">
      <style:text-properties officeooo:rsid="002afcb8"/>
    </style:style>
    <style:style style:name="T22" style:family="text">
      <style:text-properties officeooo:rsid="002b6bb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2ο Project 2023-2024, Αναφορά Ομάδας</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11"><text:span text:style-name="T2">Παντελής Φλουρής, up1093507, </text:span><text:a xlink:type="simple" xlink:href="mailto:up1093507@ac.upatras.gr" text:style-name="Internet_20_link" text:visited-style-name="Visited_20_Internet_20_Link"><text:span text:style-name="T3">up1093507@ac.upatras.gr</text:span></text:a></text:p>
      <text:p text:style-name="P2"><text:span text:style-name="T3">Αγγελος Μενεγάτος, up1093426, </text:span><text:a xlink:type="simple" xlink:href="mailto:up1093426@ac.upatras.gr" text:style-name="Internet_20_link" text:visited-style-name="Visited_20_Internet_20_Link"><text:span text:style-name="T3">up1093426@ac.upatras.gr</text:span></text:a></text:p>
      <text:p text:style-name="P9"><text:span text:style-name="T1">Χρυσάφης Κολτσάκης, up1084671, </text:span><text:a xlink:type="simple" xlink:href="mailto:up1093426@ac.upatras.gr" text:style-name="Internet_20_link" text:visited-style-name="Visited_20_Internet_20_Link"><text:span text:style-name="T1">up1084671@ac.upatras.gr</text:span></text:a></text:p>
      <text:p text:style-name="P10">Γιώργος Αμαξοπουλος, <text:span text:style-name="T19">up1093311,</text:span><text:a xlink:type="simple" xlink:href="mailto:up1093426@ac.upatras.gr" text:style-name="Internet_20_link" text:visited-style-name="Visited_20_Internet_20_Link">up10<text:span text:style-name="T19">93311</text:span>@ac.upatras.gr</text:a></text:p>
      <text:p text:style-name="P9"><text:span text:style-name="T1"/></text:p>
      <text:p text:style-name="P12"/>
      <text:p text:style-name="P29"><text:soft-page-break/>Λειτουργουν ολα τα υποερωτηματα και στα 2 μερη.</text:p>
      <text:p text:style-name="P8"><text:span text:style-name="T5"/></text:p>
      <text:p text:style-name="P8"><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oft-page-break/><text:span text:style-name="T5">Βοηθητικές συναρτησεις – queue (functions.c)</text:span></text:p>
      <text:p text:style-name="P6"><text:span text:style-name="T5"/></text:p>
      <text:p text:style-name="P4"><text:span text:style-name="T5"/></text:p>
      <text:list text:style-name="L1">
        <text:list-item>
          <text:p text:style-name="P30">Υλοποιήσαμε μια ουρά, η οποια κραταει στα nodes της το PID της διεργασίας που ειναι συνδεδεμενη μαζι της (καθε node αντιστοιχει σε μια εντολη που εκτελειται απο μια διεργασια-παιδι). </text:p>
          <text:p text:style-name="P39"><text:span text:style-name="T8"/></text:p>
        </text:list-item>
        <text:list-item>
          <text:p text:style-name="P31">Χρησιμοποιήσαμε την συναρτηση get_wtime(void) (που μας ειχατε δώσει στο πρώτο project) για χρονικους υπολογισμους.</text:p>
        </text:list-item>
      </text:list>
      <text:p text:style-name="P16"><text:span text:style-name="T8"/></text:p>
      <text:list text:continue-numbering="true" text:style-name="L1">
        <text:list-item>
          <text:p text:style-name="P40">Για λογους ευκολιας, δημιουργησαμε μια συναρτηση που ελεγχει εαν η ουρα μας ειναι κενη.</text:p>
        </text:list-item>
      </text:list>
      <text:p text:style-name="P17"/>
      <text:p text:style-name="P17"><text:tab/></text:p>
      <text:p text:style-name="P17">Τα nodes περιεχουν πληροφοριες για το PID της διεργασιας, την εντολη που εκτελουν, την κατασταση της διεργασιας και εναν δεικτη στο επομενο node.</text:p>
      <text:p text:style-name="P6"><text:span text:style-name="T5"/></text:p>
      <text:p text:style-name="P6"><text:span text:style-name="T5"/></text:p>
      <text:p text:style-name="P6"><text:span text:style-name="T5"/></text:p>
      <text:p text:style-name="P6"><text:span text:style-name="T5">Πρώτη φαση – </text:span><text:span text:style-name="T6">scheduler.c</text:span></text:p>
      <text:p text:style-name="P12"><text:span text:style-name="T4"/></text:p>
      <text:p text:style-name="P18"><text:tab/>Αφοτου αρχικοποιησουμε τα απαραιτητα (συμπεριλαμβανομενων <text:span text:style-name="T11">του</text:span> <text:span text:style-name="T11">κενου</text:span> handler για τ<text:span text:style-name="T11">ο σημα</text:span> SIGCHLD <text:span text:style-name="T10">και της παγκοσμιας μεταβλητης start_time</text:span>), το πρωτο μας μελημα ειναι να διαβασουμε την εισοδο του χρηστη περι ειδος δρομολογησης, time_slice και αρχειου που περιεχει τις εφαρμογες. Αυτο γινεται ευκολο με αξιοποιηση του argv[].</text:p>
      <text:p text:style-name="P18"><text:tab/>Επειτα διαβαζουμε γραμμη γραμμη τις εντολες του αρχειου που μας ειχε υποδειξει ο χρηστης, και κανουμε enqueue με placeholder τιμη PID = 0 (η συσχετιση του Node με διεργασια θα γινει στην συναρτηση χρονοπρογραμματισμου), και αρχικο status NEW.</text:p>
      <text:p text:style-name="P18"><text:tab/>Στην συνεχεια, σε περιπτωση που ο χρηστης επιλεξε FCFS, καλειται η συναρτηση RR με time slice = 1000s (επεξηγηση για αυτη την επιλογη παρακατω), και εαν ο χρηστης επιλεξε RR, καλειται η συναρτηση RR με το time_slice που οριστηκε απο τον χρηστη.</text:p>
      <text:p text:style-name="P18"/>
      <text:p text:style-name="P18"/>
      <text:p text:style-name="P18"/>
      <text:p text:style-name="P18"><text:soft-page-break/></text:p>
      <text:p text:style-name="P23">Η συναρτηση RR λειτουργει ως εξης:</text:p>
      <text:p text:style-name="P18"/>
      <text:list text:style-name="L2">
        <text:list-item>
          <text:p text:style-name="P32">Δημιουργει ενα queue στο οποιο θα αποθηκευονται οι εντολες που εχουν ολοκληρωθει</text:p>
          <text:p text:style-name="P33"/>
        </text:list-item>
        <text:list-item>
          <text:p text:style-name="P33">Μπαινει σε εναν βρογχο επαναληψης, <text:span text:style-name="T10">ο οποιος επαναλαμβανεται εως οτου </text:span><text:span text:style-name="T11">η αρχικη ουρα να ειναι αδεια.</text:span></text:p>
          <text:p text:style-name="P33"/>
        </text:list-item>
        <text:list-item>
          <text:p text:style-name="P34">Αφαιρει το πρωτο στοιχειο της ουρας και το αποθηκευει σε μια μεταβλητη current_node</text:p>
          <text:p text:style-name="P33"/>
        </text:list-item>
        <text:list-item>
          <text:p text:style-name="P33">Εαν ενα node ειναι στην κατασταση NEW, δημιουργει μια διεργασια-παιδι, αλλαζει την placeholder τιμη του PID με το PID της νεας διεργασιας, και αρχιζει να εκτελει την εντολη.</text:p>
          <text:p text:style-name="P33"/>
        </text:list-item>
        <text:list-item>
          <text:p text:style-name="P35">Εαν ενα node ειναι στην κατασταση STOPPED, σημαινει οτι υπαρχει ηδη διεργασια που εκτελει την εντολη, οποτε η <text:span text:style-name="T13">διεργασια-γονεας </text:span>της επιτρεπει να συνεχισει στελνοντας της ενα SIGCONT, και αλλαζει την κατασταση του node σε RUNNING.</text:p>
          <text:p text:style-name="P33"/>
        </text:list-item>
        <text:list-item>
          <text:p text:style-name="P35">Επειτα η <text:span text:style-name="T13">διεργασια-γονεας</text:span> <text:span text:style-name="T11">μπαινει σε sleep για χρονο time_slice</text:span> Ετσι :</text:p>
          <text:list>
            <text:list-item>
              <text:p text:style-name="P33">Στην περιπτωση του FCFS, <text:span text:style-name="T11">η </text:span><text:s/><text:span text:style-name="T11">sleep</text:span> θα <text:span text:style-name="T11">επιστρεψει</text:span> μετα απο τοσο <text:span text:style-name="T11">πολυ </text:span>χρονο, οπου με απολυτη σιγουρια θα εχει ολοκληρωθει η διεργασια και θα εχει ηδη στειλει SIGCHLD, <text:span text:style-name="T11">αφυπνωντας την διεργασια-πατερα</text:span>. Με αυτον τον τροπο ο κατα κορον Round Robin αλγοριθμος μπορει να εκτελεσει FCFS.</text:p>
            </text:list-item>
            <text:list-item>
              <text:p text:style-name="P36">Σ<text:span text:style-name="T9">την περιπτωση του RR, το </text:span><text:span text:style-name="T11">sleep</text:span><text:span text:style-name="T9"> θα </text:span><text:span text:style-name="T11">αφυπνησει την διεργασια-πατερα μετα </text:span><text:span text:style-name="T9">απο το ορισμενο time slice, και εαν η διεργασια ολοκληρωθει </text:span><text:span text:style-name="T11">νωριτερα, θα στειλει SIGCHLD, αφυπνιζοντας την διεργασια-πατερα</text:span><text:span text:style-name="T9">.</text:span></text:p>
            </text:list-item>
          </text:list>
          <text:p text:style-name="P33"/>
        </text:list-item>
        <text:list-item>
          <text:p text:style-name="P37">Οταν ελευθερώνεται η <text:span text:style-name="T13">διεργασια-γονεας</text:span>, στελνει ενα SIGSTOP για να διακοψει <text:span text:style-name="T12">την τυχον εκτελεση της διεργασιας-παιδι και</text:span> ελεγχει εαν <text:span text:style-name="T12">ε</text:span>χει ολοκληρωθει:</text:p>
          <text:list>
            <text:list-item>
              <text:p text:style-name="P36">Εαν εχει, υπολογιζεται ο χρονος που εχει περασει απο την αρχη εκτελεσης του προγραμματος, αλλαζει η κατασταση του node σε EXITED και <text:span text:style-name="T11">τοποθετειται</text:span> στην <text:span text:style-name="T11">καινουργια </text:span>ουρα, και εκτυπώνονται τα απαραιτητα στοιχεια.</text:p>
            </text:list-item>
            <text:list-item>
              <text:p text:style-name="P36">Εαν δεν εχει, αλλαζει την κατασταση της σε STOPPED, και την επανατοποθετει στην <text:span text:style-name="T11">αρχικη</text:span> ουρα.</text:p>
              <text:p text:style-name="P36"/>
            </text:list-item>
          </text:list>
        </text:list-item>
        <text:list-item>
          <text:p text:style-name="P36">Αφαιρείται το επομενο node απο την ουρα<text:line-break/></text:p>
        </text:list-item>
        <text:list-item>
          <text:p text:style-name="P38">Το loop ξεκινα ξανα.</text:p>
        </text:list-item>
        <text:list-item>
          <text:p text:style-name="P38"><text:soft-page-break/><text:span text:style-name="T18">Οταν το loop ολοκληρωθει ( δεν υπαρχουν διεργασιες που δεν εχουν τελειωσει), η συναρτηση επιστρεφει εναν δεικτη στην ουρα με τις ολοκληρωμενες διεργασιες.</text:span><text:line-break/></text:p>
        </text:list-item>
      </text:list>
      <text:p text:style-name="P19"/>
      <text:p text:style-name="P27">Παρατηρησεις – προβληματα:</text:p>
      <text:p text:style-name="P20"><text:line-break/>Αρχικά ειχαμε προσπαθησει να τοποθετουμε τα ολοκληρωμενα nodes πισω στον αρχικο πινακα, και η συναρτηση RR να ειναι void. Αυτο μας προκαλουσε προβληματα με το while loop (πχ καποια διεργασια δεν θα ολοκληρωνε και θα ολοκληρωνε το προγραμμα), <text:span text:style-name="T20">οποτε καταληξαμε σε αυτη την πιο απλοικη υλοποιηση</text:span>.<text:span text:style-name="T12"> </text:span></text:p>
      <text:p text:style-name="P21"/>
      <text:p text:style-name="P22">Παρατηρουμε πως το προγραμμα μοιαζει να λειτουργει οπως θα επρεπε, <text:span text:style-name="T5">καθως</text:span> ο FCFS ολοκληρωνεται πιο γρηγορα απ’τον RR, πραγμα λογικο ( ο RR εχει καθαρη σπαταλη χρονου στις εναλλαγες διεργασιων), <text:span text:style-name="T20">και πως ο FCFS καθυστερει παρα πολυ να ολοκληρωσει πιο γρηγορες διεργασιες εαν αυτες βρισκονται μετα απο μεγαλες (reverse.txt)</text:span>.</text:p>
      <text:p text:style-name="P22"/>
      <text:p text:style-name="P22"/>
      <text:p text:style-name="P22"/>
      <text:p text:style-name="P7"><text:span text:style-name="T7">Δευτερη</text:span><text:span text:style-name="T5"> φαση – </text:span><text:span text:style-name="T6">scheduler</text:span><text:span text:style-name="T7">_io</text:span><text:span text:style-name="T6">.c</text:span></text:p>
      <text:p text:style-name="P5"/>
      <text:p text:style-name="P13">Για την δευτερη φαση, ο κωδικας ειναι κατα βαση ο ιδιος (μαλιστα οι συναρτησεις ειναι οι ιδιες).</text:p>
      <text:p text:style-name="P13"><text:tab/>Η διαφορά ειναι οτι, καθως τα προγραμματα που θα εκτελουν τα παιδια-διεργασιες θα στελνουν στην διεργασια-πατερα SIGUSR1 και SIGUSR2, πρεπει να τις συνδεσουμε με καποιον handler, καθως η default απαντηση σε ενα τετοιο σημα ειναι ο τερματισμος της διεργασιας.</text:p>
      <text:p text:style-name="P13"><text:tab/>Δημιουργησαμε λοιπον δυο handlers, οι οποιοι μεταβαλλουν δυο παγκοσμιες μεταβλητές, την io_pending και την io_done (οταν ερχονται τα αντιστοιχα σηματα οι μεταβλητες γινονται 1).</text:p>
      <text:p text:style-name="P13"><text:tab/>Ουσιαστικά λειτουργουν σαν σημαφοροι για την αναγκη και την ολοκληρωση της αναγκης για i/o. Οταν η διεργασια παιδι στειλει το σημα SIGUSR1 (που θα γινει μεσα στο time slice <text:span text:style-name="T18">της διεργασιας</text:span>), το io_pending γινεται 1, και λογω του handler, η διεργασια-γονεας αφυπνιζεται και αμεσως διακοπτει την λειτουργια της διεργασιας.</text:p>
      <text:p text:style-name="P13"><text:tab/>Καθως το io_pending ειναι 1, η κατασταση του node αλλαζει σε IO, και το προγραμμα συνεχιζει οπως στην προηγουμενη υλοποιηση <text:span text:style-name="T14">(προφανως εφοσον η διεργασια δεν εχει ολοκληρωθει σιγουρα θα επανατοποθετηθει στο τελος της ουρας)</text:span>.</text:p>
      <text:p text:style-name="P13"><text:tab/>Οταν η διεργασια στειλει SIGUSR2 <text:span text:style-name="T14">(κατι που μπορει να συμβει μονο στο time_slice της διεργασιας</text:span><text:span text:style-name="T15">*</text:span><text:span text:style-name="T14">)</text:span><text:span text:style-name="T16">, η μεταβλητη </text:span><text:span text:style-name="T17">io_pending γινεται 1, και πριν ξαναμπει στην ουρα η διεργασια, αυτη αλλαζει κατασταση σε IO.</text:span></text:p>
      <text:p text:style-name="P15"><text:soft-page-break/><text:tab/>Οσον αφορα ολα τα υπολοιπα, λειτουργουν με τον ιδιο τροπο που επεξηγησαμε παραπανω. </text:p>
      <text:p text:style-name="P13"/>
      <text:p text:style-name="P13"/>
      <text:p text:style-name="P13"/>
      <text:p text:style-name="P13"/>
      <text:p text:style-name="P13"/>
      <text:p text:style-name="P28">Παρατηρησεις:</text:p>
      <text:p text:style-name="P24"><text:span text:style-name="T18">*</text:span>Κανονικα, η διεργασια που ζηταει i/o δεν θα επρεπε να συνεχισει, παρα μονο ΜΕΤΑ που παραλαβει το απαραιτητο i/o. Στην δικη μας περιπτωση, εαν η διεργασια ειναι σταματημενη, δεν θα παραλαβουμε ποτέ το SIGUSR2. Οποτε κανουμε αυτη την παραχωρηση, οπου το προγραμμα μπορει να τρεξει και με i/o.</text:p>
      <text:p text:style-name="P24"/>
      <text:p text:style-name="P25">Η υλοποιηση του FCFS σαν υποπεριπτωση του RR λειτουργει με πανομοιοτυπο τροπο με το προηγουμενο ερωτημα, ως RR με τεραστιο time slice, επιβεβαιωνοντας πως η διεργασια θα εχει τελειωσει πριν επελθει αυτη η στιγμη. Σε περιπτωση I/O, ο FCFS οπως και ο RR πρεπει να αλλαζει διεργασια, και αυτη ειναι η μονη περιπτωση στην οποια ο FCFS της υλοποιησης μας θα αλλαξει διεργασια πριν το περας της προηγουμενης (εκτος εαν η διεργασια παρει παραπανω απο 1000 δευτερολεπτα).</text:p>
      <text:p text:style-name="P25"/>
      <text:p text:style-name="P26">Παρατηρησαμε πως η εφαρμογη εχει τα ιδια αποτελεσματα εαν αντι για sleep(time_slice), βαλουμε μια εντολη alarm(time_slice) και μια εντολη pause() ακριβως απο κατω, εαν θεσουμε εναν κενο handler για το SIGALRM. Δεν χρησιμοποιησαμε αυτη την λογικη στο τελικο μας προγραμμα γιατι ηταν πολυ εξιδεικευμενη χωρις ιδιαιτερο λογο.</text:p>
      <text:p text:style-name="P26"/>
      <text:p text:style-name="P26">Επισης στην θεση του sleep θα μπορουσαμε να ειχαμε βαλει καποια αλλη παραλλαγη(βλ. <text:s/>usleep), αλλα καταληξαμε να χρησιμοποιούμε την πιο βασικη συναρτηση sleep, και να πολλαπλασιαζουμε τον αριθμο που μας εδωσε ο χρηστης με το 0.001.</text:p>
      <text:p text:style-name="P13"/>
      <text:p text:style-name="P13"/>
      <text:p text:style-name="P13"/>
      <text:p text:style-name="P14">Το αρχειο ./run.sh <text:span text:style-name="T22">τρεχει</text:span> σωστα <text:span text:style-name="T21">και τις 4 ρουτινες</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22:38:40.369468349</meta:creation-date>
    <dc:date>2024-01-21T10:38:40.808698010</dc:date>
    <meta:editing-duration>PT6H42M39S</meta:editing-duration>
    <meta:editing-cycles>13</meta:editing-cycles>
    <meta:generator>LibreOffice/7.6.4.1$Linux_X86_64 LibreOffice_project/60$Build-1</meta:generator>
    <meta:print-date>2024-01-16T23:38:06.180125921</meta:print-date>
    <meta:printed-by>PDF files</meta:printed-by>
    <meta:document-statistic meta:table-count="0" meta:image-count="0" meta:object-count="0" meta:page-count="6" meta:paragraph-count="49" meta:word-count="1078" meta:character-count="7044" meta:non-whitespace-character-count="6009"/>
  </office:meta>
</office:document-meta>
</file>